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a36d" officeooo:paragraph-rsid="0008a3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0T18:08:10.721049114</meta:creation-date>
    <dc:date>2016-01-30T18:08:36.036212119</dc:date>
    <meta:editing-duration>PT26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4.3.3.2$Linux_X86_64 LibreOffice_project/430m0$Build-2</meta:generator>
  </office:meta>
</office:document-meta>
</file>